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paragraph-rsid="00262069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228d31" officeooo:paragraph-rsid="00262069"/>
    </style:style>
    <style:style style:name="T1" style:family="text">
      <style:text-properties officeooo:rsid="002165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gma solidity ^0.5.13;</text:p>
      <text:p text:style-name="P2"/>
      <text:p text:style-name="P2">contract WorkingWithVariables {</text:p>
      <text:p text:style-name="P2"><text:s text:c="4"/>uint256 public myUint;</text:p>
      <text:p text:style-name="P2"/>
      <text:p text:style-name="P2"><text:s text:c="4"/>function setMyUint(uint _myUint) public {</text:p>
      <text:p text:style-name="P2"><text:s text:c="8"/>myUint = _myUint;</text:p>
      <text:p text:style-name="P2"><text:s text:c="4"/>}</text:p>
      <text:p text:style-name="P2"/>
      <text:p text:style-name="P2"><text:s text:c="4"/>bool public myBool;</text:p>
      <text:p text:style-name="P2"/>
      <text:p text:style-name="P2"><text:s text:c="4"/>function setMyBool(bool _myBool) public {</text:p>
      <text:p text:style-name="P2"><text:s text:c="8"/>myBool = _myBool;</text:p>
      <text:p text:style-name="P2"><text:s text:c="4"/>}</text:p>
      <text:p text:style-name="P2"><text:s text:c="4"/></text:p>
      <text:p text:style-name="P2"><text:s text:c="4"/>uint8 public myUint8;</text:p>
      <text:p text:style-name="P2"><text:s text:c="4"/></text:p>
      <text:p text:style-name="P2"><text:s text:c="4"/>function setMyUint8(uint8 _myUint8) public {</text:p>
      <text:p text:style-name="P2"><text:s text:c="8"/>myUint8 = _myUint8;</text:p>
      <text:p text:style-name="P2"><text:s text:c="4"/>}</text:p>
      <text:p text:style-name="P2"><text:s text:c="4"/></text:p>
      <text:p text:style-name="P2"><text:s text:c="4"/>function incrementUint() public {</text:p>
      <text:p text:style-name="P2"><text:s text:c="8"/>myUint8++;</text:p>
      <text:p text:style-name="P2"><text:s text:c="4"/>}</text:p>
      <text:p text:style-name="P2"><text:s text:c="4"/></text:p>
      <text:p text:style-name="P2"><text:s text:c="4"/>function decrementUint() public {</text:p>
      <text:p text:style-name="P2"><text:s text:c="4"/>myUint8--;</text:p>
      <text:p text:style-name="P2"><text:s text:c="4"/>}</text:p>
      <text:p text:style-name="P2"/>
      <text:p text:style-name="P2"><text:s text:c="4"/>address myAddress;</text:p>
      <text:p text:style-name="P2"/>
      <text:p text:style-name="P2"><text:s text:c="4"/>function setAddress(address _address) public {</text:p>
      <text:p text:style-name="P2"><text:s text:c="8"/>myAddress = _address;</text:p>
      <text:p text:style-name="P2"><text:s text:c="4"/>}</text:p>
      <text:p text:style-name="P2"/>
      <text:p text:style-name="P2"><text:s text:c="4"/>function getBalanceOfAddress() public view returns(uint) {</text:p>
      <text:p text:style-name="P2"><text:s text:c="8"/>return myAddress.balance;</text:p>
      <text:p text:style-name="P2"><text:s text:c="4"/>}</text:p>
      <text:p text:style-name="P2">}</text:p>
      <text:p text:style-name="P2">-------------------------------------------------- </text:p>
      <text:p text:style-name="P3">- <text:span text:style-name="T1">remix: Javascript VM, value: 1 ether </text:span></text:p>
      <text:p text:style-name="P4">- check the Account to decrease of 1 ether</text:p>
      <text:p text:style-name="P2">pragma solidity ^0.5.13;</text:p>
      <text:p text:style-name="P2"/>
      <text:p text:style-name="P2">contract SendMoney1 {</text:p>
      <text:p text:style-name="P2"><text:s text:c="4"/>function receiveMoney() public payable {</text:p>
      <text:p text:style-name="P2"><text:s text:c="8"/></text:p>
      <text:p text:style-name="P2"><text:s text:c="4"/>}</text:p>
      <text:p text:style-name="P2">}</text:p>
      <text:p text:style-name="P2"/>
      <text:p text:style-name="P2">-------------------------------------------------- </text:p>
      <text:p text:style-name="P2">pragma solidity ^0.5.13;</text:p>
      <text:p text:style-name="P2"/>
      <text:p text:style-name="P2">contract SendMoneyExample {</text:p>
      <text:p text:style-name="P2"><text:s text:c="4"/></text:p>
      <text:p text:style-name="P2"><text:s text:c="4"/>uint public balanceReceived;</text:p>
      <text:p text:style-name="P2"><text:s text:c="4"/></text:p>
      <text:p text:style-name="P2"><text:s text:c="4"/>//global variable msg.value</text:p>
      <text:p text:style-name="P2"><text:s text:c="4"/>//send ether money from an account to this smart contract</text:p>
      <text:p text:style-name="P2"><text:s text:c="4"/>function receiveMoney() public payable {</text:p>
      <text:p text:style-name="P2"><text:s text:c="8"/>balanceReceived += msg.value;</text:p>
      <text:p text:style-name="P2"><text:s text:c="4"/>}</text:p>
      <text:p text:style-name="P2"><text:s text:c="4"/></text:p>
      <text:p text:style-name="P2"><text:s text:c="4"/>//balance of this(this smart contract)'s address</text:p>
      <text:p text:style-name="P2"><text:s text:c="4"/>function getBalance() public view returns(uint) {</text:p>
      <text:p text:style-name="P2"><text:s text:c="8"/>return address(this).balance;</text:p>
      <text:p text:style-name="P2"><text:s text:c="4"/>}</text:p>
      <text:p text:style-name="P2"><text:s text:c="4"/></text:p>
      <text:p text:style-name="P2"><text:s text:c="4"/>//if we want to send money to address : payable</text:p>
      <text:p text:style-name="P2"><text:s text:c="4"/>//msg.sender is address to call this smart contract</text:p>
      <text:p text:style-name="P2"><text:s text:c="4"/>function withdrawMoney() public {</text:p>
      <text:p text:style-name="P2"><text:s text:c="8"/>address payable to = msg.sender;</text:p>
      <text:p text:style-name="P2"><text:s text:c="8"/>to.transfer(this.getBalance());</text:p>
      <text:p text:style-name="P2"><text:s text:c="4"/>}</text:p>
      <text:p text:style-name="P2">}</text:p>
      <text:p text:style-name="P2"/>
      <text:p text:style-name="P2">– <text:s/>pausing and stopping smart contacting---</text:p>
      <text:p text:style-name="P2">– 1. </text:p>
      <text:p text:style-name="P2">pragma solidity &gt;=0.5.11 &lt;0.7.0;</text:p>
      <text:p text:style-name="P2">contract StartStopUpdateExample {</text:p>
      <text:p text:style-name="P2"><text:s/>function sendMoney() public payable {</text:p>
      <text:p text:style-name="P2"><text:s/>}</text:p>
      <text:p text:style-name="P2"><text:s/>function withdrawAllMoney(address payable _to) public {</text:p>
      <text:p text:style-name="P2"><text:s/>_to.transfer(address(this).balance);</text:p>
      <text:p text:style-name="P2"><text:s/>}</text:p>
      <text:p text:style-name="P2">}</text:p>
      <text:p text:style-name="P2"/>
      <text:p text:style-name="P2">– 2.</text:p>
      <text:p text:style-name="P2">pragma solidity &gt;=0.5.11 &lt;0.7.0;</text:p>
      <text:p text:style-name="P2">contract StartStopUpdateExample {</text:p>
      <text:p text:style-name="P2"/>
      <text:p text:style-name="P2"><text:s/>address owner;</text:p>
      <text:p text:style-name="P2"/>
      <text:p text:style-name="P2"><text:s/>constructor() public {</text:p>
      <text:p text:style-name="P2"><text:s/>owner = msg.sender;</text:p>
      <text:p text:style-name="P2"><text:s/>}</text:p>
      <text:p text:style-name="P2"/>
      <text:p text:style-name="P2"><text:s/>function sendMoney() public payable {</text:p>
      <text:p text:style-name="P2"><text:s/>}</text:p>
      <text:p text:style-name="P2"><text:s/>function withdrawAllMoney(address payable _to) public {</text:p>
      <text:p text:style-name="P2"><text:s/>require(msg.sender == owner, "You cannot withdraw!");</text:p>
      <text:p text:style-name="P2"><text:s/>_to.transfer(address(this).balance);</text:p>
      <text:p text:style-name="P2"><text:s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1665in" fo:margin-right="0.139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06:24:28.345837101</meta:creation-date>
    <dc:date>2020-09-25T08:17:16.430552399</dc:date>
    <meta:editing-duration>PT1H52M29S</meta:editing-duration>
    <meta:editing-cycles>10</meta:editing-cycles>
    <meta:generator>LibreOffice/6.0.7.3$Linux_X86_64 LibreOffice_project/00m0$Build-3</meta:generator>
    <meta:print-date>2020-09-25T06:37:33.635799925</meta:print-date>
    <meta:document-statistic meta:table-count="0" meta:image-count="0" meta:object-count="0" meta:page-count="1" meta:paragraph-count="89" meta:word-count="249" meta:character-count="2204" meta:non-whitespace-character-count="1761"/>
  </office:meta>
</office:document-meta>
</file>